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en" fo:country="US" officeooo:paragraph-rsid="00278c66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officeooo:paragraph-rsid="0028a94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8a949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style:font-name="Times New Roman" fo:font-size="12pt" fo:language="en" fo:country="US" style:text-underline-style="none" officeooo:paragraph-rsid="002a88c7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15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6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style:text-underline-style="none"/>
    </style:style>
    <style:style style:name="P19" style:family="paragraph" style:parent-style-name="Standard">
      <style:text-properties officeooo:paragraph-rsid="001cdff2"/>
    </style:style>
    <style:style style:name="P20" style:family="paragraph" style:parent-style-name="Standard">
      <style:text-properties officeooo:paragraph-rsid="001e6dfd"/>
    </style:style>
    <style:style style:name="P21" style:family="paragraph" style:parent-style-name="Standard">
      <style:text-properties officeooo:paragraph-rsid="00245809"/>
    </style:style>
    <style:style style:name="P22" style:family="paragraph" style:parent-style-name="Standard">
      <style:text-properties officeooo:paragraph-rsid="0028a949"/>
    </style:style>
    <style:style style:name="P23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4" style:family="paragraph" style:parent-style-name="Standard">
      <style:paragraph-properties fo:break-before="page"/>
      <style:text-properties fo:color="#000000" style:font-name="Times New Roman" fo:font-size="12pt" fo:language="en" fo:country="US" style:text-underline-style="solid" style:text-underline-width="auto" style:text-underline-color="font-color" officeooo:paragraph-rsid="002a88c7" style:letter-kerning="true" style:font-name-asian="Times New Roman1" style:font-size-asian="12pt" style:language-asian="ar" style:country-asian="SA"/>
    </style:style>
    <style:style style:name="P2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5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6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7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8" style:family="text">
      <style:text-properties style:text-position="super 58%" style:font-name-asian="Times New Roman1"/>
    </style:style>
    <style:style style:name="T19" style:family="text">
      <style:text-properties style:text-position="super 58%" style:font-name-asian="Times New Roman1" style:language-asian="ar" style:country-asian="SA"/>
    </style:style>
    <style:style style:name="T20" style:family="text">
      <style:text-properties officeooo:rsid="001cdff2"/>
    </style:style>
    <style:style style:name="T21" style:family="text">
      <style:text-properties officeooo:rsid="001e6dfd"/>
    </style:style>
    <style:style style:name="T22" style:family="text">
      <style:text-properties officeooo:rsid="001ef33b"/>
    </style:style>
    <style:style style:name="T23" style:family="text">
      <style:text-properties officeooo:rsid="00226e6c"/>
    </style:style>
    <style:style style:name="T24" style:family="text">
      <style:text-properties officeooo:rsid="0020213f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78c66"/>
    </style:style>
    <style:style style:name="T28" style:family="text">
      <style:text-properties officeooo:rsid="0028a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ero Juhani Keski-Valkama, MSc</text:p>
      <text:p text:style-name="P15">Hacker / Machine Learning Generalist / Innovator in Software</text:p>
      <text:p text:style-name="P16">tero.keski-valkama@neter.fi</text:p>
      <text:p text:style-name="P4">+<text:span text:style-name="T21">41</text:span> <text:span text:style-name="T21">79 208 9540</text:span></text:p>
      <text:p text:style-name="P14"/>
      <text:p text:style-name="Standard"><text:span text:style-name="T15">Recommendations available in </text:span><text:a xlink:type="simple" xlink:href="https://fi.linkedin.com/in/terokeskivalkama" text:style-name="Internet_20_link" text:visited-style-name="Visited_20_Internet_20_Link"><text:span text:style-name="T16">LinkedIn</text:span></text:a><text:span text:style-name="T15">.</text:span></text:p>
      <text:p text:style-name="P14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14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14"/>
      <text:p text:style-name="P4"><text:tab/>6 months of international studies:</text:p>
      <text:p text:style-name="P4"><text:tab/> Universiti Sains Malaysia</text:p>
      <text:p text:style-name="P14"/>
      <text:p text:style-name="P4">Postgraduate studies</text:p>
      <text:p text:style-name="P4"><text:tab/>Tampere University of Technology</text:p>
      <text:p text:style-name="P14"/>
      <text:p text:style-name="P4"><text:tab/>Subject:</text:p>
      <text:p text:style-name="P4"><text:tab/> Deep learning: Applying modern machine learning to industrial log anomaly detection</text:p>
      <text:p text:style-name="P14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7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7">"CARBOOK: A PLATFORM FOR MOBILE AUTOMOTIVE SERVICES"</text:span></text:a></text:p>
      <text:p text:style-name="P14"/>
      <text:p text:style-name="P4">Awards &amp; achievements</text:p>
      <text:p text:style-name="Standard"><text:span text:style-name="T1"><text:tab/>1</text:span><text:span text:style-name="T18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9">rd</text:span><text:span text:style-name="T1"> place in #SpaceTyckiting @Futurice, 2016</text:span></text:p>
      <text:p text:style-name="Standard"><text:span text:style-name="T1"><text:tab/>1</text:span><text:span text:style-name="T18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8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14"/>
      <text:p text:style-name="P1"/>
      <text:p text:style-name="P23">Work experience</text:p>
      <text:p text:style-name="P19"><text:span text:style-name="T1"><text:tab/></text:span><text:span text:style-name="T13">HERE Technologies</text:span></text:p>
      <text:p text:style-name="P19"><text:span text:style-name="T11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19"><text:span text:style-name="T1"><text:tab/></text:span><text:span text:style-name="T10">Wollishofen, Zürich, Switzerland</text:span></text:p>
      <text:p text:style-name="P6"><text:tab/><text:span text:style-name="T20">Lead ML &amp; AI engineer</text:span></text:p>
      <text:p text:style-name="P19"><text:span text:style-name="T1"><text:tab/></text:span><text:span text:style-name="T4">AI and machine learning. </text:span><text:span text:style-name="T9">Deep reinforcement learning. </text:span><text:span text:style-name="T4">Geolocation, maps.</text:span></text:p>
      <text:p text:style-name="P6"/>
      <text:p text:style-name="P19"><text:span text:style-name="T1"><text:tab/></text:span><text:span text:style-name="T12">Sentido Emotions Technologies Ltd</text:span></text:p>
      <text:p text:style-name="P20"><text:span text:style-name="T11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22"><text:span text:style-name="T1"><text:tab/></text:span><text:span text:style-name="T10">Finland</text:span></text:p>
      <text:p text:style-name="P9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2">Sentido X-Tech Ltd</text:span></text:p>
      <text:p text:style-name="P21"><text:span text:style-name="T11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22"><text:span text:style-name="T1"><text:tab/></text:span><text:span text:style-name="T10">Finland</text:span></text:p>
      <text:p text:style-name="P9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7"><text:span text:style-name="T14"><text:tab/></text:span><text:span text:style-name="T2">AI Morning</text:span></text:p>
      <text:p text:style-name="P11"><text:tab/>2017-10-01 – <text:span text:style-name="T21">2018-10-05 (part-time)</text:span></text:p>
      <text:p text:style-name="P22"><text:span text:style-name="T1"><text:tab/></text:span><text:span text:style-name="T10">Tampere, Finland</text:span></text:p>
      <text:p text:style-name="P12"><text:tab/>Organizer</text:p>
      <text:p text:style-name="P18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10"><text:tab/>in each event</text:p>
      <text:p text:style-name="P1"/>
      <text:p text:style-name="Standard"><text:span text:style-name="T1"><text:tab/></text:span><text:span text:style-name="T12">Cybercom Finland Oy</text:span></text:p>
      <text:p text:style-name="Standard"><text:span text:style-name="T11"><text:s/></text:span><text:span text:style-name="T1"><text:tab/>2012-12-03 – </text:span><text:span text:style-name="T5">2018-06-30</text:span></text:p>
      <text:p text:style-name="P22"><text:span text:style-name="T1"><text:tab/></text:span><text:span text:style-name="T10">Tampere, Finland</text:span></text:p>
      <text:p text:style-name="P9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14"/>
      <text:p text:style-name="Standard"><text:span text:style-name="T1"><text:tab/></text:span><text:span text:style-name="T12">Nice-business Solutions Oy</text:span></text:p>
      <text:p text:style-name="Standard"><text:span text:style-name="T11"><text:s/></text:span><text:span text:style-name="T1"><text:tab/>2009-07-22 – 2012-11-30</text:span></text:p>
      <text:p text:style-name="P22"><text:span text:style-name="T1"><text:tab/></text:span><text:span text:style-name="T10">Tampere, Finland</text:span></text:p>
      <text:p text:style-name="P9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14"/>
      <text:p text:style-name="Standard"><text:span text:style-name="T1"><text:tab/></text:span><text:span text:style-name="T12">Neter</text:span></text:p>
      <text:p text:style-name="P7"><text:tab/>2009-03-01 –<text:span text:style-name="T24"> (part-time)</text:span></text:p>
      <text:p text:style-name="P7"><text:tab/><text:span text:style-name="T28">Finland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P13"><text:tab/></text:p>
      <text:p text:style-name="P24"><text:span text:style-name="T26"><text:tab/></text:span>Elektrobit Oyj / WS ETA System Engineering,</text:p>
      <text:p text:style-name="P4"><text:tab/>2008-07-01 – 2009-07-22</text:p>
      <text:p text:style-name="P22"><text:span text:style-name="T1"><text:tab/></text:span><text:span text:style-name="T10">Tampere, Finland</text:span></text:p>
      <text:p text:style-name="P22"><text:span text:style-name="T11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2">Elektrobit Oyj / TEO,</text:span></text:p>
      <text:p text:style-name="P4"><text:tab/>2008-04-01 – 2008-06-30</text:p>
      <text:p text:style-name="P22"><text:span text:style-name="T1"><text:tab/></text:span><text:span text:style-name="T10">Tampere, Finland</text:span></text:p>
      <text:p text:style-name="P9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14"/>
      <text:p text:style-name="Standard"><text:span text:style-name="T1"><text:tab/></text:span><text:span text:style-name="T12">Elektrobit Wireless Communications Oy,</text:span></text:p>
      <text:p text:style-name="P4"><text:tab/>2007-08-27 – 2008-03-31</text:p>
      <text:p text:style-name="P22"><text:span text:style-name="T1"><text:tab/></text:span><text:span text:style-name="T10">Tampere, Finland</text:span></text:p>
      <text:p text:style-name="P9"><text:tab/>Design engineer</text:p>
      <text:p text:style-name="P4"><text:tab/>DSP software development and testing</text:p>
      <text:p text:style-name="P3"/>
      <text:p text:style-name="Standard"><text:span text:style-name="T14"><text:tab/></text:span><text:span text:style-name="T12">Finnpos Systems Oy</text:span></text:p>
      <text:p text:style-name="P4"><text:tab/>2005-04-11 – 2006-11-24</text:p>
      <text:p text:style-name="P22"><text:span text:style-name="T1"><text:tab/></text:span><text:span text:style-name="T10">Tampere, Finland</text:span></text:p>
      <text:p text:style-name="P9"><text:tab/>Project manager</text:p>
      <text:p text:style-name="P4"><text:tab/>Project responsibility, scheduling, architectural design,</text:p>
      <text:p text:style-name="Standard"><text:span text:style-name="T11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4"/>
      <text:p text:style-name="P8"><text:tab/><text:span text:style-name="T25">Finnish Air Force</text:span></text:p>
      <text:p text:style-name="P8"><text:span text:style-name="T26"><text:tab/></text:span><text:span text:style-name="T27">2002-01-01 – 2003-01-01</text:span></text:p>
      <text:p text:style-name="P22"><text:span text:style-name="T1"><text:tab/></text:span><text:span text:style-name="T10">Finland</text:span></text:p>
      <text:p text:style-name="P9"><text:tab/>Air Force Weather Corporal</text:p>
      <text:p text:style-name="P8"><text:tab/>Military training, leadership training, squad leadership,</text:p>
      <text:p text:style-name="P8"><text:tab/>flight weather observation, METAR/SYNOP weather data. </text:p>
      <text:p text:style-name="P14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2">2018</text:span> </text:p>
      <text:p text:style-name="P4"><text:tab/>Cybercom Finland Oy, Machine Learning guild: Guildmaster</text:p>
      <text:p text:style-name="P4"><text:tab/>2016 – <text:span text:style-name="T22">2018</text:span></text:p>
      <text:p text:style-name="P4"><text:tab/>Cybercom Finland Oy, Vice representative of employees in the corporate board</text:p>
      <text:p text:style-name="P4"><text:tab/>2015 – <text:span text:style-name="T22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2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/>
      <text:p text:style-name="P23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3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20-09-08T14:48:47.991194850</dc:date>
    <meta:print-date>2012-05-06T13:10:00</meta:print-date>
    <meta:editing-duration>PT22M1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507" meta:character-count="4075" meta:non-whitespace-character-count="3544"/>
  </office:meta>
</office:document-meta>
</file>